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Arial2" svg:font-family="Arial" style:font-family-generic="swiss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sans-serif" fo:font-size="14pt" fo:letter-spacing="normal" fo:font-style="normal" fo:font-weight="normal" style:font-size-asian="14pt" style:font-style-asian="normal" style:font-weight-asian="normal" style:font-name-complex="sans-serif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normal" style:font-size-asian="10.5pt" style:font-style-asian="normal" style:font-weight-asian="normal" style:font-name-complex="sans-serif"/>
    </style:style>
    <style:style style:name="P3" style:family="paragraph" style:parent-style-name="List_20_Contents">
      <style:paragraph-properties fo:margin-left="0cm" fo:margin-right="0cm" fo:margin-top="0cm" fo:margin-bottom="0.499cm" style:contextual-spacing="false" style:line-height-at-least="0.582cm" fo:text-indent="0cm" style:auto-text-indent="false"/>
    </style:style>
    <style:style style:name="P4" style:family="paragraph" style:parent-style-name="Standard">
      <style:text-properties fo:font-variant="normal" fo:text-transform="none" fo:color="#000000" style:font-name="Arial" fo:font-size="10.5pt" fo:letter-spacing="normal" fo:language="es" fo:country="AR" fo:font-style="normal" fo:font-weight="normal" style:font-size-asian="10.5pt" style:font-style-asian="normal" style:font-weight-asian="normal" style:font-name-complex="Arial" style:font-size-complex="11pt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4pt" fo:letter-spacing="normal" fo:language="es" fo:country="AR" fo:font-style="normal" fo:font-weight="normal" style:font-size-asian="14pt" style:font-style-asian="normal" style:font-weight-asian="normal" style:font-name-complex="Arial" style:font-size-complex="14pt" style:font-weight-complex="normal"/>
    </style:style>
    <style:style style:name="P6" style:family="paragraph" style:parent-style-name="Standard">
      <style:paragraph-properties fo:margin-top="0cm" fo:margin-bottom="0.212cm" style:contextual-spacing="false"/>
      <style:text-properties fo:language="es" fo:country="AR"/>
    </style:style>
    <style:style style:name="P7" style:family="paragraph" style:parent-style-name="Standard">
      <style:paragraph-properties fo:margin-top="0cm" fo:margin-bottom="0.212cm" style:contextual-spacing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sans-serif" fo:font-size="14pt" fo:letter-spacing="normal" fo:font-style="normal" fo:font-weight="normal" style:font-size-asian="14pt" style:font-style-asian="normal" style:font-weight-asian="normal" style:font-name-complex="sans-serif" style:font-size-complex="14pt"/>
    </style:style>
    <style:style style:name="T1" style:family="text">
      <style:text-properties style:font-name="Arial" fo:language="es" fo:country="AR" style:font-name-complex="Arial" style:font-size-complex="11pt"/>
    </style:style>
    <style:style style:name="T2" style:family="text">
      <style:text-properties style:font-name="Arial" fo:language="es" fo:country="AR" officeooo:rsid="001c9fc9" style:font-name-complex="Arial" style:font-size-complex="11pt"/>
    </style:style>
    <style:style style:name="T3" style:family="text">
      <style:text-properties style:font-name="Arial" fo:language="es" fo:country="AR" fo:font-style="italic" style:font-style-asian="italic" style:font-name-complex="Arial" style:font-size-complex="11pt"/>
    </style:style>
    <style:style style:name="T4" style:family="text">
      <style:text-properties style:font-name="Arial" fo:language="es" fo:country="AR" fo:font-style="italic" style:font-style-asian="italic" style:font-name-complex="Arial" style:font-size-complex="11pt" style:font-style-complex="italic"/>
    </style:style>
    <style:style style:name="T5" style:family="text">
      <style:text-properties style:font-name="Arial" fo:language="es" fo:country="AR" fo:font-style="normal" fo:font-weight="normal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scribir una clase Complejo</text:span><text:span text:style-name="T3"> </text:span><text:span text:style-name="T1">cuyos atributos son </text:span><text:span text:style-name="T4">real </text:span><text:span text:style-name="T5">e</text:span><text:span text:style-name="T4"> imaginario</text:span><text:span text:style-name="T3"> </text:span><text:span text:style-name="T1">(enteros). Declare y desarrolle el constructor parametrizado, con parámetros con valor predeterminado, y la sobrecarga de los operadores necesarios para compilar </text:span><text:span text:style-name="T2">y ejecutar</text:span><text:span text:style-name="T1"> la función main dada en el proyecto.</text:span></text:p>
      <text:p text:style-name="P6">Nota:</text:p>
      <text:p text:style-name="P4">Suma</text:p>
      <text:p text:style-name="P5">(a, b) + (c, d) = (a+c, b+d)</text:p>
      <text:p text:style-name="P3"><text:s/></text:p>
      <text:p text:style-name="P2">Producto por escalar</text:p>
      <text:p text:style-name="P1">r * (a, b) = (r*a, r*b)</text:p>
      <text:p text:style-name="P3"><text:s/></text:p>
      <text:p text:style-name="P2">Multiplicación</text:p>
      <text:p text:style-name="P8">(a, b) * (c, d) = (a*c – b*d, a*d + b*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Arial2" svg:font-family="Arial" style:font-family-generic="swiss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language-asian="zh" style:country-asian="CN" style:font-name-complex="Courier New" style:font-family-complex="'Courier New'" style:font-family-generic-complex="modern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font-size="10pt" style:font-size-asian="10pt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top="0cm" fo:margin-bottom="0.212cm" style:contextual-spacing="false"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cm" fo:margin-right="0cm" fo:text-align="justify" style:justify-single-word="false" fo:text-indent="0.635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es" fo:country="AR" fo:font-style="italic" fo:font-weight="bold" style:font-name-asian="SimSun1" style:font-family-asian="SimSun, 宋体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Default_20_Paragraph_20_Font" style:display-name="Default Paragraph Font" style:family="text"/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2" style:family="text"/>
    <style:style style:name="WW8Num1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2" style:family="text"/>
    <style:style style:name="WW8Num1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2" style:family="text"/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3z8" style:family="text"/>
    <style:style style:name="WW8Num13z7" style:family="text"/>
    <style:style style:name="WW8Num13z6" style:family="text"/>
    <style:style style:name="WW8Num13z5" style:family="text"/>
    <style:style style:name="WW8Num13z4" style:family="text"/>
    <style:style style:name="WW8Num13z2" style:family="text"/>
    <style:style style:name="WW8Num1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2" style:family="text"/>
    <style:style style:name="WW8Num1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2" style:family="text"/>
    <style:style style:name="WW8Num1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2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2" style:family="text"/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2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4:55:28.180000000</meta:creation-date>
    <dc:date>2015-11-19T15:05:45.299000000</dc:date>
    <meta:editing-duration>PT7M9S</meta:editing-duration>
    <meta:editing-cycles>2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0" meta:word-count="72" meta:character-count="411" meta:non-whitespace-character-count="344"/>
  </office:meta>
</office:document-meta>
</file>